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64 Sheet1.B3:Sheet1.B3 Sheet1.B4:Sheet1.B64 Sheet1.C3:Sheet1.C3 Sheet1.C4:Sheet1.C64 Sheet1.D3:Sheet1.D3 Sheet1.D4:Sheet1.D64 Sheet1.E3:Sheet1.E3 Sheet1.E4:Sheet1.E64 Sheet1.F3:Sheet1.F3 Sheet1.F4:Sheet1.F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64 Sheet1.C3:Sheet1.C3 Sheet1.C4:Sheet1.C64 Sheet1.E3:Sheet1.E3 Sheet1.E4:Sheet1.E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64 Sheet1.G3:Sheet1.G3 Sheet1.G10:Sheet1.G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65]-[.$C65]-[.$D65]" office:value-type="float" office:value="0" calcext:value-type="float">
            <text:p>0</text:p>
          </table:table-cell>
          <table:table-cell table:formula="of:=([.F65]-[.F64])/[.F64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05">00.00.0000</text:date></text:span><text:span text:style-name="MT1">, </text:span><text:span text:style-name="MT1"><text:time style:data-style-name="N2" text:time-value="16:24:34.99126823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05T20:10:03.006096916</dc:date>
    <meta:editing-duration>P31DT8H39M25S</meta:editing-duration>
    <meta:editing-cycles>73</meta:editing-cycles>
    <meta:generator>LibreOffice/6.3.0.4$Linux_X86_64 LibreOffice_project/30$Build-4</meta:generator>
    <dc:creator>Filip Brcic</dc:creator>
    <meta:document-statistic meta:table-count="1" meta:cell-count="105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64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64" chart:label-cell-address="Sheet1.B3:Sheet1.B3" chart:class="chart:line">
            <chart:data-point chart:repeated="61"/>
          </chart:series>
          <chart:series chart:style-name="ch7" chart:values-cell-range-address="Sheet1.C4:Sheet1.C64" chart:label-cell-address="Sheet1.C3:Sheet1.C3" chart:class="chart:line">
            <chart:data-point chart:repeated="61"/>
          </chart:series>
          <chart:series chart:style-name="ch8" chart:values-cell-range-address="Sheet1.D4:Sheet1.D64" chart:label-cell-address="Sheet1.D3:Sheet1.D3" chart:class="chart:line">
            <chart:data-point chart:repeated="61"/>
          </chart:series>
          <chart:series chart:style-name="ch9" chart:values-cell-range-address="Sheet1.E4:Sheet1.E64" chart:label-cell-address="Sheet1.E3:Sheet1.E3" chart:class="chart:line">
            <chart:data-point chart:repeated="61"/>
          </chart:series>
          <chart:series chart:style-name="ch10" chart:values-cell-range-address="Sheet1.F4:Sheet1.F64" chart:label-cell-address="Sheet1.F3:Sheet1.F3" chart:class="chart:line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4</svg:desc>
                </draw:g>
              </table:table-cell>
              <table:table-cell office:value-type="float" office:value="1">
                <text:p>1</text:p>
                <draw:g>
                  <svg:desc>Sheet1.B4:Sheet1.B64</svg:desc>
                </draw:g>
              </table:table-cell>
              <table:table-cell office:value-type="float" office:value="0">
                <text:p>0</text:p>
                <draw:g>
                  <svg:desc>Sheet1.C4:Sheet1.C64</svg:desc>
                </draw:g>
              </table:table-cell>
              <table:table-cell office:value-type="float" office:value="0">
                <text:p>0</text:p>
                <draw:g>
                  <svg:desc>Sheet1.D4:Sheet1.D64</svg:desc>
                </draw:g>
              </table:table-cell>
              <table:table-cell office:value-type="float" office:value="NaN">
                <text:p>NaN</text:p>
                <draw:g>
                  <svg:desc>Sheet1.E4:Sheet1.E64</svg:desc>
                </draw:g>
              </table:table-cell>
              <table:table-cell office:value-type="float" office:value="1">
                <text:p>1</text:p>
                <draw:g>
                  <svg:desc>Sheet1.F4:Sheet1.F64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64 Sheet1.C3:Sheet1.C64 Sheet1.E3:Sheet1.E64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64" chart:label-cell-address="Sheet1.C3:Sheet1.C3" chart:class="chart:line">
            <chart:data-point chart:repeated="61"/>
          </chart:series>
          <chart:series chart:style-name="ch7" chart:values-cell-range-address="Sheet1.E4:Sheet1.E64" chart:label-cell-address="Sheet1.E3:Sheet1.E3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4</svg:desc>
                </draw:g>
              </table:table-cell>
              <table:table-cell office:value-type="float" office:value="0">
                <text:p>0</text:p>
                <draw:g>
                  <svg:desc>Sheet1.C4:Sheet1.C64</svg:desc>
                </draw:g>
              </table:table-cell>
              <table:table-cell office:value-type="float" office:value="NaN">
                <text:p>NaN</text:p>
                <draw:g>
                  <svg:desc>Sheet1.E4:Sheet1.E64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64 Sheet1.G3:Sheet1.G3 Sheet1.G10:Sheet1.G64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6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64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64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64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